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30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3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s_cpu_gpu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Number of Images</text:p>
          </table:table-cell>
          <table:table-cell table:style-name="ce1" office:value-type="string" calcext:value-type="string">
            <text:p>Image Shape</text:p>
          </table:table-cell>
          <table:table-cell table:style-name="ce1" office:value-type="string" calcext:value-type="string">
            <text:p>Time / Image (s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FT</text:p>
          </table:table-cell>
          <table:table-cell table:style-name="ce5" office:value-type="float" office:value="1.77145910263062" calcext:value-type="float">
            <text:p>1.7715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0886" calcext:value-type="float">
            <text:p>0.008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FFT</text:p>
          </table:table-cell>
          <table:table-cell table:style-name="ce5" office:value-type="float" office:value="1.76620769500732" calcext:value-type="float">
            <text:p>1.7662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0883" calcext:value-type="float">
            <text:p>0.008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velet Transform</text:p>
          </table:table-cell>
          <table:table-cell table:style-name="ce5" office:value-type="float" office:value="2.0714282989502" calcext:value-type="float">
            <text:p>2.0714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1036" calcext:value-type="float">
            <text:p>0.0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volution</text:p>
          </table:table-cell>
          <table:table-cell table:style-name="ce5" office:value-type="float" office:value="2.31173944473267" calcext:value-type="float">
            <text:p>2.3117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1156" calcext:value-type="float">
            <text:p>0.011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age Registration</text:p>
          </table:table-cell>
          <table:table-cell table:style-name="ce5" office:value-type="float" office:value="9.55249619483948" calcext:value-type="float">
            <text:p>9.5525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4776" calcext:value-type="float">
            <text:p>0.047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painting</text:p>
          </table:table-cell>
          <table:table-cell table:style-name="ce5" office:value-type="float" office:value="1.28781843185425" calcext:value-type="float">
            <text:p>1.2878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25756" calcext:value-type="float">
            <text:p>0.257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an and Std</text:p>
          </table:table-cell>
          <table:table-cell table:style-name="ce5" office:value-type="float" office:value="0.638642072677612" calcext:value-type="float">
            <text:p>0.6386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(512, 512, 3)</text:p>
          </table:table-cell>
          <table:table-cell table:style-name="ce7" office:value-type="float" office:value="0.00319" calcext:value-type="float">
            <text:p>0.0031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FT</text:p>
          </table:table-cell>
          <table:table-cell table:style-name="ce6" office:value-type="float" office:value="0.377876996994019" calcext:value-type="float">
            <text:p>0.3779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0189" calcext:value-type="float">
            <text:p>0.001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FFT</text:p>
          </table:table-cell>
          <table:table-cell table:style-name="ce6" office:value-type="float" office:value="0.159135103225708" calcext:value-type="float">
            <text:p>0.1591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008" calcext:value-type="float">
            <text:p>0.000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velet Transform</text:p>
          </table:table-cell>
          <table:table-cell table:style-name="ce6" office:value-type="float" office:value="2.18215799331665" calcext:value-type="float">
            <text:p>2.1822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1091" calcext:value-type="float">
            <text:p>0.0109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volution</text:p>
          </table:table-cell>
          <table:table-cell table:style-name="ce6" office:value-type="float" office:value="0.188957214355469" calcext:value-type="float">
            <text:p>0.189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0094" calcext:value-type="float">
            <text:p>0.0009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 Registration</text:p>
          </table:table-cell>
          <table:table-cell table:style-name="ce6" office:value-type="float" office:value="9.71839284896851" calcext:value-type="float">
            <text:p>9.7184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4859" calcext:value-type="float">
            <text:p>0.0485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painting</text:p>
          </table:table-cell>
          <table:table-cell table:style-name="ce6" office:value-type="float" office:value="1.30101346969605" calcext:value-type="float">
            <text:p>1.301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2602" calcext:value-type="float">
            <text:p>0.260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an and Std</text:p>
          </table:table-cell>
          <table:table-cell table:style-name="ce6" office:value-type="float" office:value="0.289185285568237" calcext:value-type="float">
            <text:p>0.2892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(512, 512, 3)</text:p>
          </table:table-cell>
          <table:table-cell table:style-name="ce8" office:value-type="float" office:value="0.00145" calcext:value-type="float">
            <text:p>0.00145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2T19:58:35.653752371</dc:date>
    <meta:editing-duration>PT2M40S</meta:editing-duration>
    <meta:editing-cycles>1</meta:editing-cycles>
    <meta:document-statistic meta:table-count="1" meta:cell-count="90" meta:object-count="0"/>
    <meta:generator>LibreOffice/7.3.7.2$Linux_X86_64 LibreOffice_project/30$Build-2</meta:generator>
  </office:meta>
</office:document-meta>
</file>